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co3" style:family="table-column">
      <style:table-column-properties fo:break-before="auto" style:column-width="0.5862in"/>
    </style:style>
    <style:style style:name="co4" style:family="table-column">
      <style:table-column-properties fo:break-before="auto" style:column-width="1.8209in"/>
    </style:style>
    <style:style style:name="co5" style:family="table-column">
      <style:table-column-properties fo:break-before="auto" style:column-width="1.9366in"/>
    </style:style>
    <style:style style:name="co6" style:family="table-column">
      <style:table-column-properties fo:break-before="auto" style:column-width="4.2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8" table:default-cell-style-name="ce8"/>
        <table:table-row table:style-name="ro1">
          <table:table-cell table:style-name="ce7" office:value-type="string" calcext:value-type="string">
            <text:p>Identifier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ditions</text:p>
          </table:table-cell>
          <table:table-cell table:style-name="ce7" office:value-type="string" calcext:value-type="string">
            <text:p>Initial Release Dates</text:p>
          </table:table-cell>
          <table:table-cell table:style-name="ce7" office:value-type="string" calcext:value-type="string">
            <text:p>Out of Print Dates</text:p>
          </table:table-cell>
          <table:table-cell table:style-name="ce7" office:value-type="string" calcext:value-type="string">
            <text:p>Product Sites</text:p>
          </table:table-cell>
          <table:table-cell table:style-name="ce7" table:number-columns-repeated="1017"/>
          <table:table-cell/>
        </table:table-row>
        <table:table-row table:style-name="ro2">
          <table:table-cell office:value-type="string" calcext:value-type="string">
            <text:p>WTR</text:p>
          </table:table-cell>
          <table:table-cell table:style-name="ce9"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<text:a xlink:href="https://fabtcg.com/products/booster-set/welcome-rathe/" xlink:type="simple">https://fabtcg.com/products/booster-set/welcome-rathe/</text:a>, <text:a xlink:href="https://fabtcg.com/products/booster-set/welcome-rathe-unlimited/" xlink:type="simple">https://fabtcg.com/products/booster-set/welcome-rathe-unlimited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C</text:p>
          </table:table-cell>
          <table:table-cell table:style-name="ce9"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<text:a xlink:href="https://fabtcg.com/products/booster-set/arcane-rising/" xlink:type="simple">https://fabtcg.com/products/booster-set/arcane-rising/</text:a>, <text:a xlink:href="https://fabtcg.com/products/booster-set/arcane-rising-unlimited/" xlink:type="simple">https://fabtcg.com/products/booster-set/arcane-rising-unlimited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U</text:p>
          </table:table-cell>
          <table:table-cell table:style-name="ce9"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<text:a xlink:href="https://fabtcg.com/products/booster-set/crucible-war/" xlink:type="simple">https://fabtcg.com/products/booster-set/crucible-war/</text:a>, <text:a xlink:href="https://fabtcg.com/products/booster-set/crucible-war-unlimited/" xlink:type="simple">https://fabtcg.com/products/booster-set/crucible-war-unlimited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</text:p>
          </table:table-cell>
          <table:table-cell table:style-name="ce9"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<text:a xlink:href="https://fabtcg.com/products/booster-set/monarch/" xlink:type="simple">https://fabtcg.com/products/booster-set/monarch/</text:a>, <text:a xlink:href="https://fabtcg.com/products/booster-set/monarch-unlimited/" xlink:type="simple">https://fabtcg.com/products/booster-set/monarch-unlimited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</text:p>
          </table:table-cell>
          <table:table-cell table:style-name="ce9"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<text:a xlink:href="https://fabtcg.com/products/booster-set/tales-first-ed/" xlink:type="simple">https://fabtcg.com/products/booster-set/tales-first-ed/</text:a>, <text:a xlink:href="https://fabtcg.com/products/booster-set/tales-aria-unlimited/" xlink:type="simple">https://fabtcg.com/products/booster-set/tales-aria-unlimited/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<text:a xlink:href="https://fabtcg.com/products/booster-set/everfest/" xlink:type="simple">https://fabtcg.com/products/booster-set/everfest/</text:a>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12:18:26.203299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19T12:17:48.042463595</dc:date>
    <meta:editing-duration>PT25M53S</meta:editing-duration>
    <meta:editing-cycles>13</meta:editing-cycles>
    <meta:generator>LibreOffice/7.2.5.2$MacOSX_X86_64 LibreOffice_project/499f9727c189e6ef3471021d6132d4c694f357e5</meta:generator>
    <meta:document-statistic meta:table-count="1" meta:cell-count="42" meta:object-count="0"/>
  </office:meta>
</office:document-meta>
</file>